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4000007242096203EE61AE1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8.202cm" svg:x="1cm" svg:y="4.398cm">
          <draw:image xlink:href="Pictures/1000000000000774000007242096203EE61AE1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08:22:54.149000000</dc:date>
    <meta:editing-duration>PT49S</meta:editing-duration>
    <meta:editing-cycles>1</meta:editing-cycles>
    <meta:document-statistic meta:object-count="1"/>
    <meta:generator>LibreOffice/5.0.5.2$Windows_x86 LibreOffice_project/55b006a02d247b5f7215fc6ea0fde844b30035b3</meta:generator>
  </office:meta>
</office:document-meta>
</file>